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46b883"/>
    </style:style>
    <style:style style:name="P2" style:family="paragraph" style:parent-style-name="Text_20_body">
      <style:text-properties fo:font-size="14pt" fo:font-weight="normal" officeooo:paragraph-rsid="0046b883" style:font-size-asian="14pt" style:font-weight-asian="normal" style:font-size-complex="14pt" style:font-weight-complex="normal"/>
    </style:style>
    <style:style style:name="P3" style:family="paragraph" style:parent-style-name="Text_20_body">
      <loext:graphic-properties draw:fill-hatch-name="hatch"/>
      <style:paragraph-properties fo:margin-top="0cm" fo:margin-bottom="0.75cm" style:contextual-spacing="false" fo:line-height="200%" fo:break-before="page"/>
      <style:text-properties fo:font-size="14pt" officeooo:paragraph-rsid="0046b883" style:font-size-asian="14pt" style:font-size-complex="14pt"/>
    </style:style>
    <style:style style:name="P4" style:family="paragraph" style:parent-style-name="Text_20_body">
      <loext:graphic-properties draw:fill-hatch-name="hatch"/>
      <style:paragraph-properties fo:margin-top="0.101cm" fo:margin-bottom="0.499cm" style:contextual-spacing="false" fo:line-height="100%"/>
      <style:text-properties officeooo:paragraph-rsid="0047d641"/>
    </style:style>
    <style:style style:name="P5" style:family="paragraph" style:parent-style-name="Text_20_body" style:list-style-name="L1">
      <loext:graphic-properties draw:fill-hatch-name="hatch"/>
      <style:paragraph-properties fo:margin-top="0cm" fo:margin-bottom="0.25cm" style:contextual-spacing="false" fo:line-height="100%"/>
      <style:text-properties fo:font-size="14pt" officeooo:rsid="004bfa72" officeooo:paragraph-rsid="004bfa72" style:font-size-asian="14pt" style:font-size-complex="14pt"/>
    </style:style>
    <style:style style:name="P6" style:family="paragraph" style:parent-style-name="Text_20_body">
      <loext:graphic-properties draw:fill-hatch-name="hatch"/>
      <style:paragraph-properties fo:margin-top="0cm" fo:margin-bottom="0.75cm" style:contextual-spacing="false" fo:line-height="200%"/>
      <style:text-properties officeooo:paragraph-rsid="004bfa72"/>
    </style:style>
    <style:style style:name="P7" style:family="paragraph" style:parent-style-name="Text_20_body">
      <loext:graphic-properties draw:fill-hatch-name="hatch"/>
      <style:paragraph-properties fo:margin-top="0cm" fo:margin-bottom="0.75cm" style:contextual-spacing="false" fo:line-height="200%"/>
      <style:text-properties officeooo:paragraph-rsid="0047d641"/>
    </style:style>
    <style:style style:name="P8"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bfa72" style:font-size-asian="14pt" style:font-size-complex="14pt"/>
    </style:style>
    <style:style style:name="P9"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fe488" style:font-size-asian="14pt" style:font-size-complex="14pt"/>
    </style:style>
    <style:style style:name="P10"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36d78e" style:font-size-asian="14pt" style:font-size-complex="14pt"/>
    </style:style>
    <style:style style:name="P11" style:family="paragraph" style:parent-style-name="Text_20_body">
      <loext:graphic-properties draw:fill-gradient-name="gradient" draw:fill-hatch-name="hatch"/>
      <style:paragraph-properties fo:margin-top="0cm" fo:margin-bottom="0.75cm" style:contextual-spacing="false" fo:line-height="200%"/>
      <style:text-properties officeooo:paragraph-rsid="002e001c"/>
    </style:style>
    <style:style style:name="P12" style:family="paragraph" style:parent-style-name="Text_20_body">
      <loext:graphic-properties draw:fill-gradient-name="gradient" draw:fill-hatch-name="hatch"/>
      <style:paragraph-properties fo:margin-top="0cm" fo:margin-bottom="0.75cm" style:contextual-spacing="false" fo:line-height="200%"/>
      <style:text-properties officeooo:paragraph-rsid="001c3ee7"/>
    </style:style>
    <style:style style:name="P13"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1c3ee7" style:font-size-asian="14pt" style:font-size-complex="14pt"/>
    </style:style>
    <style:style style:name="P14" style:family="paragraph" style:parent-style-name="Text_20_body">
      <loext:graphic-properties draw:fill-hatch-name="hatch"/>
      <style:paragraph-properties fo:margin-top="0.101cm" fo:margin-bottom="0.499cm" style:contextual-spacing="false" fo:line-height="115%" fo:break-before="page"/>
      <style:text-properties fo:font-size="14pt" officeooo:rsid="002789f0" officeooo:paragraph-rsid="004c1f16" style:font-size-asian="14pt" style:font-size-complex="14pt"/>
    </style:style>
    <style:style style:name="P15"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fo:font-weight="bold" officeooo:rsid="002789f0" officeooo:paragraph-rsid="004c1f16" style:font-size-asian="14pt" style:font-style-asian="italic" style:font-weight-asian="bold" style:font-size-complex="14pt" style:font-style-complex="italic" style:font-weight-complex="bold"/>
    </style:style>
    <style:style style:name="P16" style:family="paragraph" style:parent-style-name="Text_20_body" style:master-page-name="">
      <loext:graphic-properties draw:fill="none" draw:fill-hatch-name="hatch"/>
      <style:paragraph-properties fo:margin-left="3.2cm" fo:margin-right="0cm" fo:margin-top="0.101cm" fo:margin-bottom="0.499cm" style:contextual-spacing="false" fo:line-height="115%" fo:text-indent="-1cm" style:auto-text-indent="false" style:page-number="auto" fo:background-color="transparent"/>
      <style:text-properties fo:font-size="14pt" fo:font-style="italic" fo:font-weight="bold" officeooo:rsid="002789f0" officeooo:paragraph-rsid="004c1f16" style:font-size-asian="14pt" style:font-style-asian="italic" style:font-weight-asian="bold" style:font-size-complex="14pt" style:font-style-complex="italic" style:font-weight-complex="bold"/>
    </style:style>
    <style:style style:name="P17" style:family="paragraph" style:parent-style-name="Text_20_body">
      <loext:graphic-properties draw:fill="none" draw:fill-hatch-name="hatch"/>
      <style:paragraph-properties fo:margin-left="2cm" fo:margin-right="0cm" fo:margin-top="0.101cm" fo:margin-bottom="0.499cm" style:contextual-spacing="false" fo:line-height="115%" fo:text-indent="-1cm" style:auto-text-indent="false" fo:background-color="transparent"/>
      <style:text-properties fo:font-size="14pt" fo:font-style="italic" fo:font-weight="bold" officeooo:rsid="002789f0" officeooo:paragraph-rsid="004c1f16" style:font-size-asian="14pt" style:font-style-asian="italic" style:font-weight-asian="bold" style:font-size-complex="14pt" style:font-style-complex="italic" style:font-weight-complex="bold"/>
    </style:style>
    <style:style style:name="P18"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4c1f16" style:font-size-asian="14pt" style:font-size-complex="14pt"/>
    </style:style>
    <style:style style:name="P19" style:family="paragraph" style:parent-style-name="Text_20_body">
      <loext:graphic-properties draw:fill-hatch-name="hatch"/>
      <style:paragraph-properties fo:margin-top="0.101cm" fo:margin-bottom="0.499cm" style:contextual-spacing="false" fo:line-height="115%"/>
      <style:text-properties fo:font-size="14pt" officeooo:rsid="004c1f16" officeooo:paragraph-rsid="004c1f16" style:font-size-asian="14pt" style:font-size-complex="14pt"/>
    </style:style>
    <style:style style:name="P20" style:family="paragraph" style:parent-style-name="Text_20_body">
      <loext:graphic-properties draw:fill-hatch-name="hatch"/>
      <style:paragraph-properties fo:margin-top="0.101cm" fo:margin-bottom="0.499cm" style:contextual-spacing="false" fo:line-height="115%"/>
      <style:text-properties officeooo:paragraph-rsid="0042820b"/>
    </style:style>
    <style:style style:name="T1" style:family="text">
      <style:text-properties officeooo:rsid="004bfa72"/>
    </style:style>
    <style:style style:name="T2" style:family="text">
      <style:text-properties officeooo:rsid="004a1317"/>
    </style:style>
    <style:style style:name="T3" style:family="text">
      <style:text-properties fo:font-weight="bold" officeooo:rsid="0025b437" style:font-weight-asian="bold" style:font-weight-complex="bold"/>
    </style:style>
    <style:style style:name="T4" style:family="text">
      <style:text-properties officeooo:rsid="0025b437"/>
    </style:style>
    <style:style style:name="T5" style:family="text">
      <style:text-properties fo:font-size="14pt" fo:font-weight="bold" officeooo:rsid="0047d641" style:font-size-asian="14pt" style:font-weight-asian="bold" style:font-size-complex="14pt"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style:font-size-asian="14pt" style:font-size-complex="14pt"/>
    </style:style>
    <style:style style:name="T8" style:family="text">
      <style:text-properties style:text-position="super 58%"/>
    </style:style>
    <style:style style:name="T9" style:family="text">
      <style:text-properties style:text-position="0% 100%"/>
    </style:style>
    <style:style style:name="T10" style:family="text">
      <style:text-properties fo:font-size="14pt" fo:font-weight="bold" officeooo:rsid="0049637b" style:font-size-asian="14pt" style:font-weight-asian="bold" style:font-size-complex="14pt" style:font-weight-complex="bold"/>
    </style:style>
    <style:style style:name="T11" style:family="text">
      <style:text-properties fo:font-size="14pt" fo:font-weight="normal" officeooo:rsid="0049637b" style:font-size-asian="14pt" style:font-weight-asian="normal" style:font-size-complex="14pt" style:font-weight-complex="normal"/>
    </style:style>
    <style:style style:name="T12" style:family="text">
      <style:text-properties fo:font-size="14pt" fo:font-style="italic" fo:font-weight="normal" officeooo:rsid="0049637b" style:font-size-asian="14pt" style:font-style-asian="italic" style:font-weight-asian="normal" style:font-size-complex="14pt" style:font-style-complex="italic" style:font-weight-complex="normal"/>
    </style:style>
    <style:style style:name="T13" style:family="text">
      <style:text-properties fo:font-size="14pt" fo:font-weight="normal" officeooo:rsid="0047d641" style:font-size-asian="14pt" style:font-weight-asian="normal" style:font-size-complex="14pt" style:font-weight-complex="normal"/>
    </style:style>
    <style:style style:name="T14" style:family="text">
      <style:text-properties fo:font-weight="bold" officeooo:rsid="004bfa72" style:font-weight-asian="bold" style:font-weight-complex="bold"/>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tyle="italic" fo:font-weight="normal" officeooo:rsid="003dea23" style:font-style-asian="italic" style:font-weight-asian="normal" style:font-style-complex="italic" style:font-weight-complex="normal"/>
    </style:style>
    <style:style style:name="T18" style:family="text">
      <style:text-properties fo:font-weight="bold" officeooo:rsid="002fe488" style:font-weight-asian="bold" style:font-weight-complex="bold"/>
    </style:style>
    <style:style style:name="T19" style:family="text">
      <style:text-properties fo:font-size="14pt" fo:font-style="italic" style:font-size-asian="14pt" style:font-style-asian="italic" style:font-size-complex="14pt" style:font-style-complex="italic"/>
    </style:style>
    <style:style style:name="T20" style:family="text">
      <style:text-properties officeooo:rsid="00495328"/>
    </style:style>
    <style:style style:name="T21" style:family="text">
      <style:text-properties officeooo:rsid="002c8a67"/>
    </style:style>
    <style:style style:name="T22" style:family="text">
      <style:text-properties officeooo:rsid="004d9975"/>
    </style:style>
    <style:style style:name="T23" style:family="text">
      <style:text-properties officeooo:rsid="00524d16"/>
    </style:style>
    <style:style style:name="T24" style:family="text">
      <style:text-properties officeooo:rsid="004dc434"/>
    </style:style>
    <style:style style:name="T25" style:family="text">
      <style:text-properties officeooo:rsid="0032b6a9"/>
    </style:style>
    <style:style style:name="T26" style:family="text">
      <style:text-properties officeooo:rsid="004c1f16"/>
    </style:style>
    <style:style style:name="T27" style:family="text">
      <style:text-properties fo:font-size="14pt" officeooo:rsid="0042820b" style:font-size-asian="14pt" style:font-size-complex="14pt"/>
    </style:style>
    <style:style style:name="T28" style:family="text">
      <style:text-properties fo:font-size="14pt" officeooo:rsid="004c1f16" style:font-size-asian="14pt" style:font-size-complex="14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ll to Worship (<text:span text:style-name="T1">Luke 2:29-32</text:span>) / Opening prayer (John A)</text:p>
      <text:p text:style-name="P1">Announcements (JA) <text:span text:style-name="T1">(Sunday lunch 29th)</text:span></text:p>
      <text:p text:style-name="P1">Praise: Angels from the Realms of Glory (Rejoice)</text:p>
      <text:p text:style-name="P1">Praise: O Holy Night</text:p>
      <text:p text:style-name="P1">Bible reading: Galatians 4:1-7 (Tim A)</text:p>
      <text:p text:style-name="P1">Children’s Video - Matthew 1 (Mook L)</text:p>
      <text:p text:style-name="P1">Praise: Mary’s Boy Child <text:span text:style-name="T2">(Special offering for this month – Flemington Mission)</text:span></text:p>
      <text:p text:style-name="P1">Bible reading: Matthew 1:18-25 (Seng T)</text:p>
      <text:p text:style-name="P1">Sermon: “GIFT OF CHRISTMAS: ADOPTION” (ML)</text:p>
      <text:p text:style-name="P1">Praise: Joy to the World</text:p>
      <text:p text:style-name="P1">Benediction (ML)</text:p>
      <text:p text:style-name="P2"/>
      <text:p text:style-name="P3"><text:span text:style-name="T3">Call to Worship</text:span><text:span text:style-name="T4"> Luke 2:29-32 Opening prayer (</text:span><text:span text:style-name="T1">John A</text:span><text:span text:style-name="T4">)</text:span></text:p>
      <text:p text:style-name="P4"><text:span text:style-name="T5">A</text:span><text:span text:style-name="T6">nnouncements</text:span><text:span text:style-name="T7"> (John A)</text:span></text:p>
      <text:list text:style-name="L1">
        <text:list-item>
          <text:p text:style-name="P5">Church lunch next Sunday 29<text:span text:style-name="T8">th</text:span><text:span text:style-name="T9"/></text:p>
          <text:p text:style-name="P5"/>
        </text:list-item>
      </text:list>
      <text:p text:style-name="P6"><text:span text:style-name="T10">Praise: </text:span><text:span text:style-name="Emphasis"><text:span text:style-name="T11">Angels from the Realms of Glory (Rejoice)</text:span></text:span></text:p>
      <text:p text:style-name="P6"><text:span text:style-name="T6">Praise: </text:span><text:span text:style-name="T12">O Holy Night</text:span></text:p>
      <text:p text:style-name="P7"><text:span text:style-name="T5">Bible Reading:</text:span><text:span text:style-name="T13"> Galatians 4:1-7 (Tim A)</text:span></text:p>
      <text:p text:style-name="P8"><text:span text:style-name="T14">Children’s Video</text:span><text:span text:style-name="T15">:</text:span><text:span text:style-name="T16"> Matthew 1 (Mook L)</text:span></text:p>
      <text:p text:style-name="P9"><text:span text:style-name="T15">Praise: </text:span><text:span text:style-name="T17"><text:s/>Mary’s Boy Child (Special offering for this month – Flemington Mission)</text:span></text:p>
      <text:p text:style-name="P10"><text:span text:style-name="T18">B</text:span><text:span text:style-name="T15">ible Reading:</text:span> Matthew 1:18-25 (Seng T)</text:p>
      <text:p text:style-name="P11"><text:span text:style-name="T6">Sermon:</text:span><text:span text:style-name="T7"> </text:span>“GIFT OF CHRISTMAS: ADOPTION” (M<text:span text:style-name="T1">ook L</text:span>)</text:p>
      <text:p text:style-name="P12"><text:span text:style-name="T6">Praise:</text:span><text:span text:style-name="T7"> </text:span><text:span text:style-name="T19">Joy to the World</text:span></text:p>
      <text:p text:style-name="P13"><text:span text:style-name="T15">Benediction</text:span> (<text:span text:style-name="T20">M</text:span><text:span text:style-name="T1">ook L</text:span>)</text:p>
      <text:p text:style-name="P14">Opening Prayer (Luke 2:29-32<text:span text:style-name="T21">)</text:span></text:p>
      <text:p text:style-name="P15"><text:span text:style-name="T22">[29</text:span><text:span text:style-name="T23">]</text:span><text:span text:style-name="T22"> “Lord, now you are letting your servant depart in peace,</text:span></text:p>
      <text:p text:style-name="P16"><text:s text:c="4"/>according to your word;</text:p>
      <text:p text:style-name="P17"><text:span text:style-name="T23">[</text:span>30<text:span text:style-name="T23">]</text:span> for my eyes have seen your salvation</text:p>
      <text:p text:style-name="P17"><text:span text:style-name="T23">[</text:span>31<text:span text:style-name="T23">]</text:span> that you have prepared in the presence of all peoples,</text:p>
      <text:p text:style-name="P17"><text:span text:style-name="T23">[</text:span>32<text:span text:style-name="T23">]</text:span> a light for revelation to the Gentiles, and for glory to your people Israel.”</text:p>
      <text:p text:style-name="P18">Father <text:span text:style-name="T24">God</text:span><text:span text:style-name="T25">,</text:span> we thank You <text:span text:style-name="T23">that today </text:span><text:span text:style-name="T24">we can remember and celebrate the </text:span><text:span text:style-name="T23">first </text:span><text:span text:style-name="T24">coming of Jesus. </text:span><text:span text:style-name="T26">With Simeon, we can be at peace because the Prince of Peace has come.</text:span></text:p>
      <text:p text:style-name="P19">We thank You that the Saviour came not only for the lost sheep of the house of Israel but also for the Gentiles – all of us here today who have heard the Good News of great joy which was for all the people. </text:p>
      <text:p text:style-name="P19">We pray that this celebration would be pleasing to You, and we ask that the Holy Spirit would alert us to Your Precious Word, so that we may hear it and live it out, and so draw others to the Cross to receive Your Love and Mercy.</text:p>
      <text:p text:style-name="P19">In Jesus Name we pray, Amen</text:p>
      <text:p text:style-name="P20"><text:span text:style-name="T27">[</text:span><text:span text:style-name="T28">Announcement then Angels from the Realms of Glory</text:span><text:span text:style-name="T2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a1317"/>
    </style:style>
    <style:style style:name="MT2" style:family="text">
      <style:text-properties officeooo:rsid="00495328"/>
    </style:style>
    <style:style style:name="MT3" style:family="text">
      <style:text-properties officeooo:rsid="0048c86c"/>
    </style:style>
    <style:style style:name="MT4" style:family="text">
      <style:text-properties officeooo:rsid="0046b883"/>
    </style:style>
    <style:style style:name="MT5"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5</text:span><text:span text:style-name="MT2">th</text:span> <text:span text:style-name="MT2">Dec</text:span><text:span text:style-name="MT3">em</text:span><text:span text:style-name="MT4">ber</text:span> 202<text:span text:style-name="MT5">4</text:span></text:p>
        <text:p text:style-name="MP1"/>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12-24T23:51:44.213567412</dc:date>
    <meta:editing-duration>PT5H34M46S</meta:editing-duration>
    <meta:editing-cycles>42</meta:editing-cycles>
    <meta:generator>LibreOffice/24.8.3.2$Linux_X86_64 LibreOffice_project/e14c9fdd1f585efcbb2c5363087a99d20928d522</meta:generator>
    <meta:print-date>2024-02-03T21:06:33.278074986</meta:print-date>
    <meta:document-statistic meta:table-count="0" meta:image-count="0" meta:object-count="0" meta:page-count="3" meta:paragraph-count="36" meta:word-count="339" meta:character-count="1905" meta:non-whitespace-character-count="1594"/>
  </office:meta>
</office:document-meta>
</file>